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83cm"/>
    </style:style>
    <style:style style:name="co3" style:family="table-column">
      <style:table-column-properties fo:break-before="auto" style:column-width="2.833cm"/>
    </style:style>
    <style:style style:name="co4" style:family="table-column">
      <style:table-column-properties fo:break-before="auto" style:column-width="1.108cm"/>
    </style:style>
    <style:style style:name="co5" style:family="table-column">
      <style:table-column-properties fo:break-before="auto" style:column-width="1.408cm"/>
    </style:style>
    <style:style style:name="co6" style:family="table-column">
      <style:table-column-properties fo:break-before="auto" style:column-width="3.027cm"/>
    </style:style>
    <style:style style:name="co7" style:family="table-column">
      <style:table-column-properties fo:break-before="auto" style:column-width="1.244cm"/>
    </style:style>
    <style:style style:name="co8" style:family="table-column">
      <style:table-column-properties fo:break-before="auto" style:column-width="3.463cm"/>
    </style:style>
    <style:style style:name="co9" style:family="table-column">
      <style:table-column-properties fo:break-before="auto" style:column-width="4.422cm"/>
    </style:style>
    <style:style style:name="co10" style:family="table-column">
      <style:table-column-properties fo:break-before="auto" style:column-width="2.667cm"/>
    </style:style>
    <style:style style:name="co11" style:family="table-column">
      <style:table-column-properties fo:break-before="auto" style:column-width="3.627cm"/>
    </style:style>
    <style:style style:name="co12" style:family="table-column">
      <style:table-column-properties fo:break-before="auto" style:column-width="2.863cm"/>
    </style:style>
    <style:style style:name="co13" style:family="table-column">
      <style:table-column-properties fo:break-before="auto" style:column-width="3.852cm"/>
    </style:style>
    <style:style style:name="co14" style:family="table-column">
      <style:table-column-properties fo:break-before="auto" style:column-width="4.362cm"/>
    </style:style>
    <style:style style:name="co15" style:family="table-column">
      <style:table-column-properties fo:break-before="auto" style:column-width="4.436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00cc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able-cell-properties fo:background-color="#ff00cc"/>
      <style:text-properties style:use-window-font-color="true"/>
    </style:style>
    <style:style style:name="ce5" style:family="table-cell" style:parent-style-name="Default" style:data-style-name="N108">
      <style:table-cell-properties fo:background-color="#ff00cc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00cc"/>
      <style:text-properties fo:color="#000000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ackground-color="transparent"/>
      <style:text-properties style:use-window-font-color="tru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Put togeth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Parameter</text:p>
          </table:table-cell>
          <table:table-cell table:style-name="ce2" office:value-type="string" calcext:value-type="string">
            <text:p>Resul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ow Cores (n):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trix Size:</text:p>
          </table:table-cell>
          <table:table-cell table:style-name="ce1" office:value-type="float" office:value="1400" calcext:value-type="float">
            <text:p>14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nzero: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ffer Time (t_Buf):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Sequential Part</text:p>
          </table:table-cell>
          <table:table-cell office:value-type="string" calcext:value-type="string">
            <text:p>+ AR(2,n²-1) +</text:p>
          </table:table-cell>
          <table:table-cell office:value-type="string" calcext:value-type="string">
            <text:p>17*</text:p>
          </table:table-cell>
          <table:table-cell office:value-type="string" calcext:value-type="string">
            <text:p>AR(1,n-1)</text:p>
          </table:table-cell>
          <table:table-cell office:value-type="string" calcext:value-type="string">
            <text:p>+ 16 * (</text:p>
          </table:table-cell>
          <table:table-cell office:value-type="string" calcext:value-type="string">
            <text:p>AR(rows+1,n-1) +</text:p>
          </table:table-cell>
          <table:table-cell office:value-type="string" calcext:value-type="string">
            <text:p>SR(rows+1) )</text:p>
          </table:table-cell>
          <table:table-cell office:value-type="string" calcext:value-type="string">
            <text:p><text:s/>= cycles</text:p>
          </table:table-cell>
          <table:table-cell office:value-type="string" calcext:value-type="string">
            <text:p>( Mio cycles )</text:p>
          </table:table-cell>
        </table:table-row>
        <table:table-row table:style-name="ro1">
          <table:table-cell office:value-type="string" calcext:value-type="string">
            <text:p>All-to-All</text:p>
          </table:table-cell>
          <table:table-cell table:formula="of:=['Sequential Parts'.H$17]" office:value-type="float" office:value="1896959" calcext:value-type="float">
            <text:p>1896959</text:p>
          </table:table-cell>
          <table:table-cell table:formula="of:=[Transmission.C13]" office:value-type="float" office:value="6698" calcext:value-type="float">
            <text:p>6698</text:p>
          </table:table-cell>
          <table:table-cell office:value-type="float" office:value="17" calcext:value-type="float">
            <text:p>17</text:p>
          </table:table-cell>
          <table:table-cell table:formula="of:=[Transmission.C18]" office:value-type="float" office:value="1323" calcext:value-type="float">
            <text:p>1323</text:p>
          </table:table-cell>
          <table:table-cell office:value-type="float" office:value="16" calcext:value-type="float">
            <text:p>16</text:p>
          </table:table-cell>
          <table:table-cell table:formula="of:=[Transmission.C23]" office:value-type="float" office:value="156373" calcext:value-type="float">
            <text:p>156373</text:p>
          </table:table-cell>
          <table:table-cell table:formula="of:=[Transmission.B27]" office:value-type="float" office:value="14300" calcext:value-type="float">
            <text:p>14300</text:p>
          </table:table-cell>
          <table:table-cell table:style-name="ce4" table:formula="of:=[.B10]+[.C10]+([.D10]*[.E10])+([.F10]*([.G10]+[.H10]))" office:value-type="float" office:value="4656916" calcext:value-type="float">
            <text:p>4656916</text:p>
          </table:table-cell>
          <table:table-cell table:style-name="ce5" table:formula="of:=[.I10]/1000000" office:value-type="float" office:value="4.656916" calcext:value-type="float">
            <text:p>4,7</text:p>
          </table:table-cell>
        </table:table-row>
        <table:table-row table:style-name="ro1">
          <table:table-cell office:value-type="string" calcext:value-type="string">
            <text:p>One-to-One</text:p>
          </table:table-cell>
          <table:table-cell table:formula="of:=['Sequential Parts'.H$17]" office:value-type="float" office:value="1896959" calcext:value-type="float">
            <text:p>1896959</text:p>
          </table:table-cell>
          <table:table-cell table:formula="of:=[Transmission.C14]" office:value-type="float" office:value="8158" calcext:value-type="float">
            <text:p>8158</text:p>
          </table:table-cell>
          <table:table-cell office:value-type="float" office:value="17" calcext:value-type="float">
            <text:p>17</text:p>
          </table:table-cell>
          <table:table-cell table:formula="of:=[Transmission.C19]" office:value-type="float" office:value="1071" calcext:value-type="float">
            <text:p>1071</text:p>
          </table:table-cell>
          <table:table-cell office:value-type="float" office:value="16" calcext:value-type="float">
            <text:p>16</text:p>
          </table:table-cell>
          <table:table-cell table:formula="of:=[Transmission.C24]" office:value-type="float" office:value="113071" calcext:value-type="float">
            <text:p>113071</text:p>
          </table:table-cell>
          <table:table-cell table:formula="of:=[Transmission.D27]" office:value-type="float" office:value="11396" calcext:value-type="float">
            <text:p>11396</text:p>
          </table:table-cell>
          <table:table-cell table:style-name="ce4" table:formula="of:=[.B11]+[.C11]+([.D11]*[.E11])+([.F11]*([.G11]+[.H11]))" office:value-type="float" office:value="3914796" calcext:value-type="float">
            <text:p>3914796</text:p>
          </table:table-cell>
          <table:table-cell table:style-name="ce5" table:formula="of:=[.I11]/1000000" office:value-type="float" office:value="3.914796" calcext:value-type="float">
            <text:p>3,9</text:p>
          </table:table-cell>
        </table:table-row>
        <table:table-row table:style-name="ro2" table:number-rows-repeated="2">
          <table:table-cell table:number-columns-repeated="10"/>
        </table:table-row>
        <table:table-row table:style-name="ro1">
          <table:table-cell table:number-columns-repeated="3"/>
          <table:table-cell table:style-name="ce3"/>
          <table:table-cell table:number-columns-repeated="6"/>
        </table:table-row>
      </table:table>
      <table:table table:name="Sequential Parts" table:style-name="ta1"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  <table:table-cell table:style-name="ce7" table:number-columns-repeated="2"/>
        </table:table-row>
        <table:table-row table:style-name="ro1">
          <table:table-cell table:number-columns-repeated="3"/>
          <table:table-cell table:style-name="ce7"/>
          <table:table-cell/>
          <table:table-cell table:style-name="ce7" table:number-columns-repeated="3"/>
        </table:table-row>
        <table:table-row table:style-name="ro1">
          <table:table-cell office:value-type="string" calcext:value-type="string">
            <text:p>Sequential Parts</text:p>
          </table:table-cell>
          <table:table-cell/>
          <table:table-cell office:value-type="string" calcext:value-type="string">
            <text:p>Row Cores:</text:p>
          </table:table-cell>
          <table:table-cell table:style-name="ce1" table:formula="of:=['Put together'.C3]" office:value-type="float" office:value="4" calcext:value-type="float">
            <text:p>4</text:p>
          </table:table-cell>
          <table:table-cell office:value-type="string" calcext:value-type="string">
            <text:p>Matrix size:</text:p>
          </table:table-cell>
          <table:table-cell table:style-name="ce1" table:formula="of:=['Put together'.C4]" office:value-type="float" office:value="1400" calcext:value-type="float">
            <text:p>1400</text:p>
          </table:table-cell>
          <table:table-cell office:value-type="string" calcext:value-type="string">
            <text:p>Nonzero:</text:p>
          </table:table-cell>
          <table:table-cell table:style-name="ce1" table:formula="of:=['Put together'.C5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Step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Nonzero</text:p>
          </table:table-cell>
          <table:table-cell office:value-type="string" calcext:value-type="string">
            <text:p>Intermediary Result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Correction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Final Result</text:p>
          </table:table-cell>
        </table:table-row>
        <table:table-row table:style-name="ro1">
          <table:table-cell/>
          <table:table-cell table:style-name="ce7" table:formula="of:=[.F$3]/([.D$3])" office:value-type="float" office:value="350" calcext:value-type="float">
            <text:p>350</text:p>
          </table:table-cell>
          <table:table-cell/>
          <table:table-cell office:value-type="string" calcext:value-type="string">
            <text:p>Rows * 7</text:p>
          </table:table-cell>
          <table:table-cell office:value-type="string" calcext:value-type="string">
            <text:p>(Mat.size/Row Cores) * 46</text:p>
          </table:table-cell>
          <table:table-cell office:value-type="string" calcext:value-type="string">
            <text:p>+Divide+More</text:p>
          </table:table-cell>
          <table:table-cell office:value-type="string" calcext:value-type="string">
            <text:p>sum</text:p>
          </table:table-cell>
          <table:table-cell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formula="of:=[.B$5]" office:value-type="float" office:value="350" calcext:value-type="float">
            <text:p>350</text:p>
          </table:table-cell>
          <table:table-cell/>
          <table:table-cell table:formula="of:=[.B6]*7" office:value-type="float" office:value="2450" calcext:value-type="float">
            <text:p>2450</text:p>
          </table:table-cell>
          <table:table-cell table:formula="of:=ROUNDUP(([.F$3]/([.D$3]+1))*46)" office:value-type="float" office:value="12880" calcext:value-type="float">
            <text:p>12880</text:p>
          </table:table-cell>
          <table:table-cell table:formula="of:=510+89" office:value-type="float" office:value="599" calcext:value-type="float">
            <text:p>599</text:p>
          </table:table-cell>
          <table:table-cell table:formula="of:=[.D6]+[.E6]+[.F6]" office:value-type="float" office:value="15929" calcext:value-type="float">
            <text:p>15929</text:p>
          </table:table-cell>
          <table:table-cell table:formula="of:=[.G6]" office:value-type="float" office:value="15929" calcext:value-type="float">
            <text:p>159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5]" office:value-type="float" office:value="350" calcext:value-type="float">
            <text:p>350</text:p>
          </table:table-cell>
          <table:table-cell table:formula="of:=[.H$3]" office:value-type="float" office:value="7" calcext:value-type="float">
            <text:p>7</text:p>
          </table:table-cell>
          <table:table-cell table:formula="of:=[.B7]*[.C7]*41" office:value-type="float" office:value="100450" calcext:value-type="float">
            <text:p>10045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D7]+[.E7]+[.F7]" office:value-type="float" office:value="100490" calcext:value-type="float">
            <text:p>100490</text:p>
          </table:table-cell>
          <table:table-cell table:formula="of:=15*[.G7]" office:value-type="float" office:value="1507350" calcext:value-type="float">
            <text:p>15073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5]" office:value-type="float" office:value="350" calcext:value-type="float">
            <text:p>350</text:p>
          </table:table-cell>
          <table:table-cell/>
          <table:table-cell table:formula="of:=[.B8]*7" office:value-type="float" office:value="2450" calcext:value-type="float">
            <text:p>245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D8]+[.E8]+[.F8]" office:value-type="float" office:value="2480" calcext:value-type="float">
            <text:p>2480</text:p>
          </table:table-cell>
          <table:table-cell table:formula="of:=15*[.G8]" office:value-type="float" office:value="37200" calcext:value-type="float">
            <text:p>372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$5]" office:value-type="float" office:value="350" calcext:value-type="float">
            <text:p>350</text:p>
          </table:table-cell>
          <table:table-cell/>
          <table:table-cell table:formula="of:=[.B9]*(8+14+7)" office:value-type="float" office:value="10150" calcext:value-type="float">
            <text:p>10150</text:p>
          </table:table-cell>
          <table:table-cell office:value-type="float" office:value="510" calcext:value-type="float">
            <text:p>510</text:p>
          </table:table-cell>
          <table:table-cell office:value-type="float" office:value="89" calcext:value-type="float">
            <text:p>89</text:p>
          </table:table-cell>
          <table:table-cell table:formula="of:=[.D9]+[.E9]+[.F9]" office:value-type="float" office:value="10749" calcext:value-type="float">
            <text:p>10749</text:p>
          </table:table-cell>
          <table:table-cell table:formula="of:=15*[.G9]" office:value-type="float" office:value="161235" calcext:value-type="float">
            <text:p>1612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$5]" office:value-type="float" office:value="350" calcext:value-type="float">
            <text:p>350</text:p>
          </table:table-cell>
          <table:table-cell/>
          <table:table-cell table:formula="of:=[.B10]*9" office:value-type="float" office:value="3150" calcext:value-type="float">
            <text:p>3150</text:p>
          </table:table-cell>
          <table:table-cell office:value-type="float" office:value="510" calcext:value-type="float">
            <text:p>510</text:p>
          </table:table-cell>
          <table:table-cell office:value-type="float" office:value="132" calcext:value-type="float">
            <text:p>132</text:p>
          </table:table-cell>
          <table:table-cell table:formula="of:=[.D10]+[.E10]+[.F10]" office:value-type="float" office:value="3792" calcext:value-type="float">
            <text:p>3792</text:p>
          </table:table-cell>
          <table:table-cell table:formula="of:=15*[.G10]" office:value-type="float" office:value="56880" calcext:value-type="float">
            <text:p>568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5]" office:value-type="float" office:value="350" calcext:value-type="float">
            <text:p>350</text:p>
          </table:table-cell>
          <table:table-cell table:formula="of:=[.H$3]" office:value-type="float" office:value="7" calcext:value-type="float">
            <text:p>7</text:p>
          </table:table-cell>
          <table:table-cell table:formula="of:=[.B11]*[.C11]*41" office:value-type="float" office:value="100450" calcext:value-type="float">
            <text:p>100450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D11]+[.E11]+[.F11]" office:value-type="float" office:value="100513" calcext:value-type="float">
            <text:p>100513</text:p>
          </table:table-cell>
          <table:table-cell table:formula="of:=[.G11]" office:value-type="float" office:value="100513" calcext:value-type="float">
            <text:p>1005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$5]" office:value-type="float" office:value="350" calcext:value-type="float">
            <text:p>350</text:p>
          </table:table-cell>
          <table:table-cell/>
          <table:table-cell table:formula="of:=[.B12]*7" office:value-type="float" office:value="2450" calcext:value-type="float">
            <text:p>245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D12]+[.E12]+[.F12]" office:value-type="float" office:value="2480" calcext:value-type="float">
            <text:p>2480</text:p>
          </table:table-cell>
          <table:table-cell table:formula="of:=[.G12]" office:value-type="float" office:value="2480" calcext:value-type="float">
            <text:p>24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$5]" office:value-type="float" office:value="350" calcext:value-type="float">
            <text:p>350</text:p>
          </table:table-cell>
          <table:table-cell/>
          <table:table-cell table:formula="of:=[.B13]*9" office:value-type="float" office:value="3150" calcext:value-type="float">
            <text:p>315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D13]+[.E13]+[.F13]" office:value-type="float" office:value="3180" calcext:value-type="float">
            <text:p>3180</text:p>
          </table:table-cell>
          <table:table-cell table:formula="of:=[.G13]" office:value-type="float" office:value="3180" calcext:value-type="float">
            <text:p>31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$5]" office:value-type="float" office:value="350" calcext:value-type="float">
            <text:p>350</text:p>
          </table:table-cell>
          <table:table-cell/>
          <table:table-cell table:formula="of:=[.B14]*23" office:value-type="float" office:value="8050" calcext:value-type="float">
            <text:p>8050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D14]+[.E14]+[.F14]" office:value-type="float" office:value="8142" calcext:value-type="float">
            <text:p>8142</text:p>
          </table:table-cell>
          <table:table-cell table:formula="of:=[.G14]" office:value-type="float" office:value="8142" calcext:value-type="float">
            <text:p>81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$5]" office:value-type="float" office:value="350" calcext:value-type="float">
            <text:p>350</text:p>
          </table:table-cell>
          <table:table-cell/>
          <table:table-cell table:formula="of:=[.B15]*8" office:value-type="float" office:value="2800" calcext:value-type="float">
            <text:p>2800</text:p>
          </table:table-cell>
          <table:table-cell table:formula="of:=510 + 194" office:value-type="float" office:value="704" calcext:value-type="float">
            <text:p>704</text:p>
          </table:table-cell>
          <table:table-cell office:value-type="float" office:value="546" calcext:value-type="float">
            <text:p>546</text:p>
          </table:table-cell>
          <table:table-cell table:formula="of:=[.D15]+[.E15]+[.F15]" office:value-type="float" office:value="4050" calcext:value-type="float">
            <text:p>4050</text:p>
          </table:table-cell>
          <table:table-cell table:formula="of:=[.G15]" office:value-type="float" office:value="4050" calcext:value-type="float">
            <text:p>405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style-name="ce8" table:formula="of:=SUM([.H6:.H16])" office:value-type="float" office:value="1896959" calcext:value-type="float">
            <text:p>1896959</text:p>
          </table:table-cell>
        </table:table-row>
      </table:table>
      <table:table table:name="Transmission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Transmission Parts</text:p>
          </table:table-cell>
          <table:table-cell/>
          <table:table-cell office:value-type="string" calcext:value-type="string">
            <text:p>t_Buf:</text:p>
          </table:table-cell>
          <table:table-cell table:style-name="ce1" table:formula="of:=['Put together'.C6]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ll-to-All</text:p>
          </table:table-cell>
          <table:table-cell office:value-type="string" calcext:value-type="string">
            <text:p>One-to-One, 2 partners</text:p>
          </table:table-cell>
          <table:table-cell office:value-type="string" calcext:value-type="string">
            <text:p>One-to-One, n-1 partners</text:p>
          </table:table-cell>
          <table:table-cell office:value-type="string" calcext:value-type="string">
            <text:p>One-to-One, n²-1 partners</text:p>
          </table:table-cell>
        </table:table-row>
        <table:table-row table:style-name="ro1">
          <table:table-cell office:value-type="string" calcext:value-type="string">
            <text:p>t_transm,1 flit</text:p>
          </table:table-cell>
          <table:table-cell table:formula="of:=(((['Sequential Parts'.D$3]*['Sequential Parts'.D$3]*(['Sequential Parts'.D$3]+1))/2)*1)+((['Sequential Parts'.D$3]*['Sequential Parts'.D$3])/2)+(2*['Sequential Parts'.D$3])" office:value-type="float" office:value="56" calcext:value-type="float">
            <text:p>56</text:p>
          </table:table-cell>
          <table:table-cell table:formula="of:=(['Sequential Parts'.$D$3]*2*1)+(2*['Sequential Parts'.$D$3])" office:value-type="float" office:value="16" calcext:value-type="float">
            <text:p>16</text:p>
          </table:table-cell>
          <table:table-cell table:formula="of:=(['Sequential Parts'.$D$3]*(['Sequential Parts'.D$3]-1)*1)+(2*['Sequential Parts'.$D$3])" office:value-type="float" office:value="20" calcext:value-type="float">
            <text:p>20</text:p>
          </table:table-cell>
          <table:table-cell table:formula="of:=(['Sequential Parts'.$D$3]*((['Sequential Parts'.D$3]*['Sequential Parts'.D$3])-1)*1)+(2*['Sequential Parts'.$D$3]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_transm,2 flits</text:p>
          </table:table-cell>
          <table:table-cell table:formula="of:=(((['Sequential Parts'.D$3]*['Sequential Parts'.D$3]*(['Sequential Parts'.D$3]+1))/2)*2)+((['Sequential Parts'.D$3]*['Sequential Parts'.D$3])/2)+(2*['Sequential Parts'.D$3])" office:value-type="float" office:value="96" calcext:value-type="float">
            <text:p>96</text:p>
          </table:table-cell>
          <table:table-cell table:formula="of:=(['Sequential Parts'.$D$3]*2*2)+(2*['Sequential Parts'.$D$3])" office:value-type="float" office:value="24" calcext:value-type="float">
            <text:p>24</text:p>
          </table:table-cell>
          <table:table-cell table:formula="of:=(['Sequential Parts'.$D$3]*(['Sequential Parts'.D$3]-1)*2)+(2*['Sequential Parts'.$D$3])" office:value-type="float" office:value="32" calcext:value-type="float">
            <text:p>32</text:p>
          </table:table-cell>
          <table:table-cell table:formula="of:=(['Sequential Parts'.$D$3]*((['Sequential Parts'.D$3]*['Sequential Parts'.D$3])-1)*2)+(2*['Sequential Parts'.$D$3]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t_transm,n-1 flits</text:p>
          </table:table-cell>
          <table:table-cell table:style-name="ce11" table:formula="of:=(((['Sequential Parts'.D$3]*['Sequential Parts'.D$3]*(['Sequential Parts'.D$3]+1))/2)*(['Sequential Parts'.D$3]-1))+((['Sequential Parts'.D$3]*['Sequential Parts'.D$3])/2)+(2*['Sequential Parts'.D$3])" office:value-type="float" office:value="136" calcext:value-type="float">
            <text:p>136</text:p>
          </table:table-cell>
          <table:table-cell table:style-name="ce11" table:formula="of:=(['Sequential Parts'.$D$3]*2*((['Sequential Parts'.$D$3])-1))+(2*['Sequential Parts'.$D$3])" office:value-type="float" office:value="32" calcext:value-type="float">
            <text:p>32</text:p>
          </table:table-cell>
          <table:table-cell table:style-name="ce11" table:formula="of:=(['Sequential Parts'.$D$3]*(['Sequential Parts'.D$3]-1)*((['Sequential Parts'.$D$3])-1))+(2*['Sequential Parts'.$D$3])" office:value-type="float" office:value="44" calcext:value-type="float">
            <text:p>44</text:p>
          </table:table-cell>
          <table:table-cell table:style-name="ce11" table:formula="of:=(['Sequential Parts'.$D$3]*((['Sequential Parts'.D$3]*['Sequential Parts'.D$3])-1)*((['Sequential Parts'.$D$3])-1))+(2*['Sequential Parts'.$D$3])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t_transm,n²-1 flits</text:p>
          </table:table-cell>
          <table:table-cell table:style-name="ce11" table:formula="of:=(((['Sequential Parts'.D$3]*['Sequential Parts'.D$3]*(['Sequential Parts'.D$3]+1))/2)*((['Sequential Parts'.D$3]*['Sequential Parts'.D$3])-1))+((['Sequential Parts'.D$3]*['Sequential Parts'.D$3])/2)+(2*['Sequential Parts'.D$3])" office:value-type="float" office:value="616" calcext:value-type="float">
            <text:p>616</text:p>
          </table:table-cell>
          <table:table-cell table:style-name="ce11" table:formula="of:=(['Sequential Parts'.$D$3]*2*((['Sequential Parts'.$D$3]*['Sequential Parts'.$D$3])-1))+(2*['Sequential Parts'.$D$3])" office:value-type="float" office:value="128" calcext:value-type="float">
            <text:p>128</text:p>
          </table:table-cell>
          <table:table-cell table:style-name="ce11" table:formula="of:=(['Sequential Parts'.$D$3]*(['Sequential Parts'.D$3]-1)*((['Sequential Parts'.$D$3]*['Sequential Parts'.$D$3])-1))+(2*['Sequential Parts'.$D$3])" office:value-type="float" office:value="188" calcext:value-type="float">
            <text:p>188</text:p>
          </table:table-cell>
          <table:table-cell table:style-name="ce11" table:formula="of:=(['Sequential Parts'.$D$3]*((['Sequential Parts'.D$3]*['Sequential Parts'.D$3])-1)*((['Sequential Parts'.$D$3]*['Sequential Parts'.$D$3])-1))+(2*['Sequential Parts'.$D$3])" office:value-type="float" office:value="908" calcext:value-type="float">
            <text:p>908</text:p>
          </table:table-cell>
        </table:table-row>
        <table:table-row table:style-name="ro1">
          <table:table-cell office:value-type="string" calcext:value-type="string">
            <text:p>t_transm,rows+1 flits</text:p>
          </table:table-cell>
          <table:table-cell table:style-name="ce11" table:formula="of:=(((['Sequential Parts'.D$3]*['Sequential Parts'.D$3]*(['Sequential Parts'.D$3]+1))/2)*(['Sequential Parts'.B5]+1))+((['Sequential Parts'.D$3]*['Sequential Parts'.D$3])/2)+(2*['Sequential Parts'.D$3])" office:value-type="float" office:value="14056" calcext:value-type="float">
            <text:p>14056</text:p>
          </table:table-cell>
          <table:table-cell table:style-name="ce11" table:formula="of:=(['Sequential Parts'.$D$3]*2*(['Sequential Parts'.$B$5]+1))+(2*['Sequential Parts'.$D$3])" office:value-type="float" office:value="2816" calcext:value-type="float">
            <text:p>2816</text:p>
          </table:table-cell>
          <table:table-cell table:style-name="ce11" table:formula="of:=(['Sequential Parts'.$D$3]*(['Sequential Parts'.D$3]-1)*(['Sequential Parts'.$B$5]+1))+(2*['Sequential Parts'.$D$3])" office:value-type="float" office:value="4220" calcext:value-type="float">
            <text:p>4220</text:p>
          </table:table-cell>
          <table:table-cell table:style-name="ce11" table:formula="of:=(['Sequential Parts'.$D$3]*((['Sequential Parts'.D$3]*['Sequential Parts'.D$3])-1)*(['Sequential Parts'.$B$5]+1))+(2*['Sequential Parts'.$D$3])" office:value-type="float" office:value="21068" calcext:value-type="float">
            <text:p>2106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PI_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(2,n²-1)</text:p>
          </table:table-cell>
          <table:table-cell office:value-type="string" calcext:value-type="string">
            <text:p>Flits (f = 2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tners (Χ = n²-1)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'Sequential Parts'.D$3]" office:value-type="float" office:value="4" calcext:value-type="float">
            <text:p>4</text:p>
          </table:table-cell>
          <table:table-cell table:formula="of:=((['Sequential Parts'.D$3]*['Sequential Parts'.D$3])-1)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9" office:value-type="string" calcext:value-type="string">
            <text:p>t_transm,n²-1,AA</text:p>
          </table:table-cell>
          <table:table-cell table:style-name="ce12" table:formula="of:=[.B7]" office:value-type="float" office:value="616" calcext:value-type="float">
            <text:p>616</text:p>
          </table:table-cell>
          <table:table-cell table:style-name="ce2" table:formula="of:=273+(35*[.B12]*[.D12])+MAX(23+(6*[.C12]*[.C12])+(11*[.D12]);24+(2*([.B13]+[.$D$1])))+(141*[.D12])+(([.B12]-1)*MAX(35*[.D12];[.B13]))+((66+[.B13])*[.B12])+[.$D$1]" office:value-type="float" office:value="6698" calcext:value-type="float">
            <text:p>6698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t_transm,n²-1,11</text:p>
          </table:table-cell>
          <table:table-cell table:style-name="ce13" table:formula="of:=[.E7]" office:value-type="float" office:value="908" calcext:value-type="float">
            <text:p>908</text:p>
          </table:table-cell>
          <table:table-cell table:style-name="ce2" table:formula="of:==273+(35*[.B12]*[.D12])+MAX(23+(6*[.C12]*[.C12])+(11*[.D12]);24+(2*([.B14]+[.$D$1])))+(141*[.D12])+(([.B12]-1)*MAX(35*[.D12];[.B14]))+((66+[.B14])*[.B12])+[.$D$1]" office:value-type="float" office:value="8158" calcext:value-type="float">
            <text:p>8158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Flits (f = 1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tners (Χ = n-1)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'Sequential Parts'.D$3]" office:value-type="float" office:value="4" calcext:value-type="float">
            <text:p>4</text:p>
          </table:table-cell>
          <table:table-cell table:formula="of:=((['Sequential Parts'.D$3])-1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9" office:value-type="string" calcext:value-type="string">
            <text:p>t_transm,n-1,AA</text:p>
          </table:table-cell>
          <table:table-cell table:style-name="ce12" table:formula="of:=[.B6]" office:value-type="float" office:value="136" calcext:value-type="float">
            <text:p>136</text:p>
          </table:table-cell>
          <table:table-cell table:style-name="ce2" table:formula="of:=273+(35*[.B17]*[.D17])+MAX(23+(6*[.C17]*[.C17])+(11*[.D17]);24+(2*([.B18]+[.$D$1])))+(141*[.D17])+(([.B17]-1)*MAX(35*[.D17];[.B18]))+((66+[.B18])*[.B17])+[.$D$1]" office:value-type="float" office:value="1323" calcext:value-type="float">
            <text:p>1323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t_transm,n-1,11</text:p>
          </table:table-cell>
          <table:table-cell table:style-name="ce13" table:formula="of:=[.D6]" office:value-type="float" office:value="44" calcext:value-type="float">
            <text:p>44</text:p>
          </table:table-cell>
          <table:table-cell table:style-name="ce2" table:formula="of:==273+(35*[.B17]*[.D17])+MAX(23+(6*[.C17]*[.C17])+(11*[.D17]);24+(2*([.B19]+[.$D$1])))+(141*[.D17])+(([.B17]-1)*MAX(35*[.D17];[.B19]))+((66+[.B19])*[.B17])+[.$D$1]" office:value-type="float" office:value="1071" calcext:value-type="float">
            <text:p>107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Flits (f = rows+1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tners (Χ = n-1)</text:p>
          </table:table-cell>
          <table:table-cell/>
        </table:table-row>
        <table:table-row table:style-name="ro1">
          <table:table-cell/>
          <table:table-cell table:formula="of:=['Sequential Parts'.B5]+1" office:value-type="float" office:value="351" calcext:value-type="float">
            <text:p>351</text:p>
          </table:table-cell>
          <table:table-cell table:formula="of:=['Sequential Parts'.D$3]" office:value-type="float" office:value="4" calcext:value-type="float">
            <text:p>4</text:p>
          </table:table-cell>
          <table:table-cell table:formula="of:=((['Sequential Parts'.D$3])-1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9" office:value-type="string" calcext:value-type="string">
            <text:p>t_transm,n-1,AA</text:p>
          </table:table-cell>
          <table:table-cell table:style-name="ce12" table:formula="of:=[.B6]" office:value-type="float" office:value="136" calcext:value-type="float">
            <text:p>136</text:p>
          </table:table-cell>
          <table:table-cell table:style-name="ce2" table:formula="of:=273+(35*[.B22]*[.D22])+MAX(23+(6*[.C22]*[.C22])+(11*[.D22]);24+(2*([.B23]+[.$D$1])))+(141*[.D22])+(([.B22]-1)*MAX(35*[.D22];[.B23]))+((66+[.B23])*[.B22])+[.$D$1]" office:value-type="float" office:value="156373" calcext:value-type="float">
            <text:p>156373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t_transm,n-1,11</text:p>
          </table:table-cell>
          <table:table-cell table:style-name="ce13" table:formula="of:=[.D6]" office:value-type="float" office:value="44" calcext:value-type="float">
            <text:p>44</text:p>
          </table:table-cell>
          <table:table-cell table:style-name="ce2" table:formula="of:==273+(35*[.B22]*[.D22])+MAX(23+(6*[.C22]*[.C22])+(11*[.D22]);24+(2*([.B24]+[.$D$1])))+(141*[.D22])+(([.B22]-1)*MAX(35*[.D22];[.B24]))+((66+[.B24])*[.B22])+[.$D$1]" office:value-type="float" office:value="113071" calcext:value-type="float">
            <text:p>11307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Flits:</text:p>
          </table:table-cell>
          <table:table-cell office:value-type="string" calcext:value-type="string">
            <text:p>rows+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-to-All:</text:p>
          </table:table-cell>
          <table:table-cell table:style-name="ce2" table:formula="of:=108+(2*([.B4]+[.$D$1]))+MAX((['Sequential Parts'.$B$5]+1)*32; [.B8])+[.$D$1]" office:value-type="float" office:value="14300" calcext:value-type="float">
            <text:p>14300</text:p>
          </table:table-cell>
          <table:table-cell office:value-type="string" calcext:value-type="string">
            <text:p>One-to-One:</text:p>
          </table:table-cell>
          <table:table-cell table:style-name="ce2" table:formula="of:=108+(2*([.C4]+[.$D$1]))+MAX((['Sequential Parts'.$B$5]+1)*32; [.C8])+[.$D$1]" office:value-type="float" office:value="11396" calcext:value-type="float">
            <text:p>11396</text:p>
          </table:table-cell>
          <table:table-cell/>
        </table:table-row>
        <table:table-row table:style-name="ro1" table:number-rows-repeated="104854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.00.0000</text:date>, <text:time style:data-style-name="N2" text:time-value="0000-00-00T00:00:01.67788064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Frieb</meta:initial-creator>
    <meta:creation-date>2016-11-02T13:25:21.203000000</meta:creation-date>
    <dc:date>2017-01-11T13:31:59.844000000</dc:date>
    <dc:creator>Martin Frieb</dc:creator>
    <meta:editing-duration>PT3H2M59S</meta:editing-duration>
    <meta:editing-cycles>24</meta:editing-cycles>
    <meta:generator>LibreOffice/4.1.3.2$Windows_x86 LibreOffice_project/70feb7d99726f064edab4605a8ab840c50ec57a</meta:generator>
    <meta:document-statistic meta:table-count="3" meta:cell-count="205" meta:object-count="0"/>
  </office:meta>
</office:document-meta>
</file>